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69cm" fo:min-width="4.86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54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c000" draw:textarea-vertical-align="middle" draw:auto-grow-height="false" draw:fit-to-size="false" style:shrink-to-fit="false" fo:min-height="0.389cm" fo:min-width="0.114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69cm" fo:min-width="4.88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15cm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4.86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2.66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0.12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1.08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4.86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1.706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52cm"/>
      <style:paragraph-properties style:writing-mode="lr-tb"/>
    </style:style>
    <style:style style:name="gr37" style:family="graphic" style:parent-style-name="standard" style:list-style-name="L2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42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4.566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02cm" fo:min-width="0.77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svg:stroke-width="0.053cm" draw:marker-start-width="0.279cm" draw:marker-end-width="0.279cm" draw:fill-color="#ffffff" draw:opacity="86%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svg:stroke-width="0.053cm" draw:marker-start-width="0.279cm" draw:marker-end-width="0.279cm" draw:fill-color="#ffffff" draw:opacity="68%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>
      <style:graphic-properties svg:stroke-width="0.053cm" draw:marker-start-width="0.279cm" draw:marker-end-width="0.279cm" draw:fill-color="#dde8cb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svg:stroke-width="0.053cm" draw:marker-start-width="0.279cm" draw:marker-end-width="0.279cm" draw:fill-color="#afd095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svg:stroke-width="0.053cm" draw:marker-start-width="0.279cm" draw:marker-end-width="0.279cm" draw:fill-color="#77bc65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svg:stroke-width="0.053cm" draw:marker-start-width="0.279cm" draw:marker-end-width="0.279cm" draw:fill-color="#3faf46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52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5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8d1d7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860d" draw:opacity="62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fo:font-size="16pt" style:font-size-asian="16pt" style:font-size-complex="16pt"/>
    </style:style>
    <style:style style:name="P15" style:family="paragraph">
      <style:paragraph-properties fo:text-align="center"/>
      <style:text-properties fo:color="#ff4000" loext:opacity="100%"/>
    </style:style>
    <style:style style:name="P16" style:family="paragraph">
      <loext:graphic-properties draw:fill-color="#ffffff"/>
      <style:paragraph-properties fo:text-align="center"/>
      <style:text-properties fo:color="#ff4000" loext:opacity="100%"/>
    </style:style>
    <style:style style:name="P17" style:family="paragraph">
      <style:paragraph-properties fo:text-align="start"/>
      <style:text-properties fo:color="#000000" loext:opacity="100%"/>
    </style:style>
    <style:style style:name="P18" style:family="paragraph">
      <loext:graphic-properties draw:fill-color="#ffffff"/>
      <style:paragraph-properties fo:text-align="start"/>
      <style:text-properties fo:color="#000000" loext:opacity="100%"/>
    </style:style>
    <style:style style:name="P19" style:family="paragraph">
      <loext:graphic-properties draw:fill-color="#ffffff" draw:opacity="86%"/>
      <style:paragraph-properties fo:text-align="start"/>
      <style:text-properties fo:color="#000000" loext:opacity="100%"/>
    </style:style>
    <style:style style:name="P20" style:family="paragraph">
      <loext:graphic-properties draw:fill-color="#ffffff" draw:opacity="68%"/>
      <style:paragraph-properties fo:text-align="start"/>
      <style:text-properties fo:color="#000000" loext:opacity="100%"/>
    </style:style>
    <style:style style:name="P21" style:family="paragraph">
      <style:paragraph-properties fo:text-align="center"/>
      <style:text-properties fo:color="#000000" loext:opacity="100%" fo:font-size="12pt" style:font-size-asian="12pt" style:font-size-complex="12pt"/>
    </style:style>
    <style:style style:name="P22" style:family="paragraph">
      <loext:graphic-properties draw:fill-color="#dde8cb"/>
      <style:paragraph-properties fo:text-align="center"/>
      <style:text-properties fo:color="#000000" loext:opacity="100%" fo:font-size="12pt" style:font-size-asian="12pt" style:font-size-complex="12pt"/>
    </style:style>
    <style:style style:name="P23" style:family="paragraph">
      <style:paragraph-properties fo:text-align="center"/>
      <style:text-properties fo:color="#000000" loext:opacity="100%"/>
    </style:style>
    <style:style style:name="P24" style:family="paragraph">
      <loext:graphic-properties draw:fill-color="#afd095"/>
      <style:paragraph-properties fo:text-align="center"/>
      <style:text-properties fo:color="#000000" loext:opacity="100%"/>
    </style:style>
    <style:style style:name="P25" style:family="paragraph">
      <loext:graphic-properties draw:fill-color="#77bc65"/>
      <style:paragraph-properties fo:text-align="center"/>
      <style:text-properties fo:color="#000000" loext:opacity="100%"/>
    </style:style>
    <style:style style:name="P26" style:family="paragraph">
      <loext:graphic-properties draw:fill-color="#3faf46"/>
      <style:paragraph-properties fo:text-align="center"/>
      <style:text-properties fo:color="#000000" loext:opacity="100%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/>
      <style:text-properties fo:color="#55215b" loext:opacity="100%"/>
    </style:style>
    <style:style style:name="P29" style:family="paragraph">
      <loext:graphic-properties draw:fill-color="#ffffff"/>
      <style:paragraph-properties fo:text-align="center"/>
      <style:text-properties fo:color="#55215b" loext:opacity="100%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text-properties fo:color="#ff4000" loext:opacity="100%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loext:opacity="100%" fo:font-size="16pt" style:font-size-asian="16pt" style:font-size-complex="16pt"/>
    </style:style>
    <style:style style:name="T6" style:family="text">
      <style:text-properties fo:color="#ff4000" loext:opacity="100%"/>
    </style:style>
    <style:style style:name="T7" style:family="text">
      <style:text-properties fo:color="#000000" loext:opacity="100%"/>
    </style:style>
    <style:style style:name="T8" style:family="text">
      <style:text-properties fo:color="#55215b" loext:opacity="100%"/>
    </style:style>
    <style:style style:name="T9" style:family="text">
      <style:text-properties fo:color="#ff4000" loext:opacity="100%" fo:font-size="12pt" style:font-size-asian="12pt" style:font-size-complex="12pt"/>
    </style:style>
    <style:style style:name="T10" style:family="text">
      <style:text-properties fo:color="#000000" loext:opacity="100%" fo:font-size="12pt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55215b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59cm" svg:height="7.518cm" svg:x="2.342cm" svg:y="2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" draw:layer="layout" svg:width="7.535cm" svg:height="7.537cm" draw:transform="rotate (1.5707963267949) translate (20.035cm 10.4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2" draw:layer="layout" svg:x1="1.906cm" svg:y1="2.996cm" svg:x2="1.907cm" svg:y2="10.532cm">
          <text:p/>
        </draw:line>
        <draw:custom-shape draw:name="Rectangle 9" draw:style-name="gr4" draw:text-style-name="P3" draw:layer="layout" svg:width="0.613cm" svg:height="0.638cm" draw:transform="rotate (-1.5707963267949) translate (20.674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" draw:layer="layout" svg:width="5.388cm" svg:height="7.518cm" draw:transform="rotate (1.5707963267949) translate (10.169cm 9.66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" draw:text-style-name="P5" draw:layer="layout" svg:width="5.386cm" svg:height="0.607cm" draw:transform="rotate (-1.5707963267949) translate (11.334cm 4.273cm)">
          <text:p text:style-name="P4"><text:span text:style-name="T1">Colum</text:span><text:span text:style-name="T1">n 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7" draw:text-style-name="P2" draw:layer="layout" svg:width="5.112cm" svg:height="0.001cm" svg:x="2.479cm" svg:y="4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8" draw:text-style-name="P6" draw:layer="layout" svg:width="1.083cm" svg:height="1.434cm" svg:x="7.763cm" svg:y="5.83cm">
          <text:p text:style-name="P4"><text:span text:style-name="T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9" draw:text-style-name="P6" draw:layer="layout" svg:width="1.325cm" svg:height="1.436cm" svg:x="17.613cm" svg:y="5.954cm">
          <text:p text:style-name="P4"><text:span text:style-name="T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0" draw:text-style-name="P7" draw:layer="layout" svg:width="4.178cm" svg:height="1.011cm" svg:x="20.272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1" draw:text-style-name="P7" draw:layer="layout" svg:width="2.138cm" svg:height="1.012cm" draw:transform="rotate (1.5707963267949) translate (0.632cm 7.547cm)">
          <text:p text:style-name="P8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3" draw:text-style-name="P2" draw:layer="layout" svg:x1="17.706cm" svg:y1="3.842cm" svg:x2="10.169cm" svg:y2="3.843cm">
          <text:p/>
        </draw:line>
        <draw:custom-shape draw:name="TextBox 28" draw:style-name="gr12" draw:text-style-name="P7" draw:layer="layout" svg:width="2.137cm" svg:height="1.011cm" svg:x="13.151cm" svg:y="2.619cm">
          <text:p text:style-name="P8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13" draw:text-style-name="P7" draw:layer="layout" svg:width="2.129cm" svg:height="1.013cm" svg:x="4.018cm" svg:y="1.329cm">
          <text:p text:style-name="P8"><text:span text:style-name="T3">N</text:span><text:span text:style-name="T3">1_</text:span><text:span text:style-name="T3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2" draw:layer="layout" svg:x1="2.352cm" svg:y1="2.531cm" svg:x2="7.748cm" svg:y2="2.531cm">
          <text:p/>
        </draw:line>
        <draw:line draw:name="Straight Connector 6_1" draw:style-name="gr3" draw:text-style-name="P2" draw:layer="layout" svg:x1="9.73cm" svg:y1="4.096cm" svg:x2="9.757cm" svg:y2="9.66cm">
          <text:p/>
        </draw:line>
        <draw:custom-shape draw:name="TextBox 22_1" draw:style-name="gr14" draw:text-style-name="P7" draw:layer="layout" svg:width="2.13cm" svg:height="1.012cm" draw:transform="rotate (1.5707963267949) translate (8.509cm 7.743cm)">
          <text:p text:style-name="P8"><text:span text:style-name="T3">N</text:span><text:span text:style-name="T3">1</text:span><text:span text:style-name="T3">_</text:span><text:span text:style-name="T3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3" draw:text-style-name="P2" draw:layer="layout" svg:x1="19.606cm" svg:y1="2.996cm" svg:x2="19.607cm" svg:y2="10.532cm">
          <text:p/>
        </draw:line>
        <draw:custom-shape draw:name="TextBox 22_2" draw:style-name="gr15" draw:text-style-name="P7" draw:layer="layout" svg:width="2.138cm" svg:height="1.012cm" draw:transform="rotate (1.5707963267949) translate (18.532cm 7.648cm)">
          <text:p text:style-name="P8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2" draw:layer="layout" svg:x1="27.559cm" svg:y1="2.521cm" svg:x2="20.022cm" svg:y2="2.522cm">
          <text:p/>
        </draw:line>
        <draw:custom-shape draw:name="TextBox 28_0" draw:style-name="gr16" draw:text-style-name="P7" draw:layer="layout" svg:width="2.137cm" svg:height="1.011cm" svg:x="22.751cm" svg:y="1.319cm">
          <text:p text:style-name="P8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9" draw:layer="layout" svg:width="2.864cm" svg:height="0.962cm" svg:x="22.536cm" svg:y="6.793cm">
          <draw:text-box>
            <text:p>Matrix C</text:p>
          </draw:text-box>
        </draw:frame>
        <draw:frame draw:style-name="gr18" draw:text-style-name="P9" draw:layer="layout" svg:width="2.792cm" svg:height="0.962cm" svg:x="3.673cm" svg:y="8.284cm">
          <draw:text-box>
            <text:p>Matrix A</text:p>
          </draw:text-box>
        </draw:frame>
        <draw:custom-shape draw:name="Rectangle 13_0" draw:style-name="gr19" draw:text-style-name="P10" draw:layer="layout" svg:width="5.386cm" svg:height="0.607cm" draw:transform="rotate (-1.5707963267949) translate (10.735cm 4.27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" draw:style-name="gr20" draw:text-style-name="P10" draw:layer="layout" svg:width="5.386cm" svg:height="0.607cm" draw:transform="rotate (-1.5707963267949) translate (11.337cm 4.2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2" draw:style-name="gr21" draw:text-style-name="P10" draw:layer="layout" svg:width="5.386cm" svg:height="0.607cm" draw:transform="rotate (-1.5707963267949) translate (11.939cm 4.2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3" draw:style-name="gr22" draw:text-style-name="P10" draw:layer="layout" svg:width="5.386cm" svg:height="0.607cm" draw:transform="rotate (-1.5707963267949) translate (12.541cm 4.2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0" draw:style-name="gr4" draw:text-style-name="P3" draw:layer="layout" svg:width="0.613cm" svg:height="0.638cm" draw:transform="rotate (-1.5707963267949) translate (20.677cm 5.86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1" draw:style-name="gr4" draw:text-style-name="P3" draw:layer="layout" svg:width="0.613cm" svg:height="0.638cm" draw:transform="rotate (-1.5707963267949) translate (21.312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2" draw:style-name="gr4" draw:text-style-name="P3" draw:layer="layout" svg:width="0.613cm" svg:height="0.638cm" draw:transform="rotate (-1.5707963267949) translate (21.313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3" draw:style-name="gr4" draw:text-style-name="P3" draw:layer="layout" svg:width="0.613cm" svg:height="0.638cm" draw:transform="rotate (-1.5707963267949) translate (21.953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4" draw:style-name="gr4" draw:text-style-name="P3" draw:layer="layout" svg:width="0.613cm" svg:height="0.638cm" draw:transform="rotate (-1.5707963267949) translate (22.587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4" draw:text-style-name="P3" draw:layer="layout" svg:width="0.613cm" svg:height="0.638cm" draw:transform="rotate (-1.5707963267949) translate (21.954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4" draw:text-style-name="P3" draw:layer="layout" svg:width="0.613cm" svg:height="0.638cm" draw:transform="rotate (-1.5707963267949) translate (22.588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1" draw:layer="layout" svg:width="2.915cm" svg:height="0.806cm" svg:x="19.846cm" svg:y="4.41cm">
          <draw:text-box>
            <text:p><text:span text:style-name="T4">Workgroup</text:span></text:p>
          </draw:text-box>
        </draw:frame>
        <draw:custom-shape draw:name="Rectangle 8_ 1" draw:style-name="gr24" draw:text-style-name="P12" draw:layer="layout" svg:width="5.36cm" svg:height="0.607cm" svg:x="2.341cm" svg:y="5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7" draw:style-name="gr25" draw:text-style-name="P13" draw:layer="layout" svg:width="3.785cm" svg:height="0.61cm" svg:x="10.128cm" svg:y="5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9" draw:style-name="gr26" draw:text-style-name="P13" draw:layer="layout" svg:width="3.785cm" svg:height="0.61cm" svg:x="13.904cm" svg:y="5.3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0" draw:style-name="gr27" draw:text-style-name="P13" draw:layer="layout" svg:width="3.785cm" svg:height="0.61cm" svg:x="10.128cm" svg:y="5.9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1" draw:style-name="gr28" draw:text-style-name="P13" draw:layer="layout" svg:width="3.785cm" svg:height="0.61cm" svg:x="13.904cm" svg:y="5.9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5" draw:style-name="gr29" draw:text-style-name="P13" draw:layer="layout" svg:width="3.159cm" svg:height="0.61cm" svg:x="4.542cm" svg:y="5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6" draw:style-name="gr30" draw:text-style-name="P13" draw:layer="layout" svg:width="0.626cm" svg:height="0.61cm" svg:x="2.342cm" svg:y="6.5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3" draw:style-name="gr31" draw:text-style-name="P13" draw:layer="layout" svg:width="1.58cm" svg:height="0.61cm" svg:x="6.121cm" svg:y="5.3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2" draw:style-name="gr32" draw:text-style-name="P13" draw:layer="layout" svg:width="3.785cm" svg:height="0.61cm" svg:x="2.342cm" svg:y="5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7" draw:style-name="gr33" draw:text-style-name="P12" draw:layer="layout" svg:width="5.36cm" svg:height="0.607cm" svg:x="2.341cm" svg:y="5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4" draw:style-name="gr34" draw:text-style-name="P13" draw:layer="layout" svg:width="2.205cm" svg:height="0.61cm" svg:x="2.367cm" svg:y="5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" draw:style-name="gr35" draw:text-style-name="P13" draw:layer="layout" svg:width="3.785cm" svg:height="0.61cm" svg:x="11.491cm" svg:y="10.6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3.453cm" svg:height="0.878cm" svg:x="11.804cm" svg:y="10.561cm">
          <draw:text-box>
            <text:p><text:span text:style-name="T5">Cache lines</text:span></text:p>
          </draw:text-box>
        </draw:frame>
        <draw:custom-shape draw:name="Rectangle 8_ 3" draw:style-name="gr37" draw:text-style-name="P13" draw:layer="layout" svg:width="3.785cm" svg:height="0.61cm" svg:x="10.128cm" svg:y="6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4" draw:style-name="gr38" draw:text-style-name="P13" draw:layer="layout" svg:width="3.785cm" svg:height="0.61cm" svg:x="10.128cm" svg:y="7.1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5" draw:style-name="gr39" draw:text-style-name="P13" draw:layer="layout" svg:width="3.785cm" svg:height="0.61cm" svg:x="13.904cm" svg:y="6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6" draw:style-name="gr40" draw:text-style-name="P13" draw:layer="layout" svg:width="3.785cm" svg:height="0.61cm" svg:x="13.904cm" svg:y="7.1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9" draw:layer="layout" svg:width="2.83cm" svg:height="0.962cm" svg:x="13.208cm" svg:y="6.477cm">
          <draw:text-box>
            <text:p>Matrix B</text:p>
          </draw:text-box>
        </draw:frame>
        <draw:custom-shape draw:name="Straight Arrow Connector 16" draw:style-name="gr42" draw:text-style-name="P2" draw:layer="layout" svg:width="0.001cm" svg:height="4.816cm" svg:x="12.954cm" svg:y="4.455cm">
          <text:p/>
          <draw:enhanced-geometry draw:mirror-horizontal="false" draw:mirror-vertical="false" svg:viewBox="0 0 21600 21600" draw:type="mso-spt32" draw:enhanced-path="M 0 0 L 21600 21600 N"/>
        </draw:custom-shape>
      </draw:page>
      <draw:page draw:name="page2" draw:style-name="dp1" draw:master-page-name="Default">
        <draw:custom-shape draw:style-name="gr43" draw:text-style-name="P16" draw:layer="layout" svg:width="1.27cm" svg:height="1.27cm" svg:x="2.54cm" svg:y="1.27cm">
          <text:p text:style-name="P15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.27cm" svg:height="1.27cm" svg:x="3.81cm" svg:y="1.27cm">
          <text:p text:style-name="P15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.27cm" svg:height="1.27cm" svg:x="2.54cm" svg:y="2.54cm">
          <text:p text:style-name="P15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.27cm" svg:height="1.27cm" svg:x="2.54cm" svg:y="3.81cm">
          <text:p text:style-name="P15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.27cm" svg:height="1.27cm" svg:x="2.54cm" svg:y="5.08cm">
          <text:p text:style-name="P15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.27cm" svg:height="1.27cm" svg:x="3.81cm" svg:y="2.54cm">
          <text:p text:style-name="P15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.27cm" svg:height="1.27cm" svg:x="3.81cm" svg:y="3.81cm">
          <text:p text:style-name="P15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.27cm" svg:height="1.27cm" svg:x="3.81cm" svg:y="5.08cm">
          <text:p text:style-name="P15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5.08cm" svg:height="1.27cm" svg:x="8.89cm" svg:y="1.27cm">
          <text:p text:style-name="P17"><text:span text:style-name="T7">(</text:span><text:span text:style-name="T6">0</text:span><text:span text:style-name="T7">,</text:span><text:span text:style-name="T6">4</text:span><text:span text:style-name="T7">,</text:span><text:span text:style-name="T8">8</text:span><text:span text:style-name="T7">,</text:span><text:span text:style-name="T8">12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5.08cm" svg:height="1.27cm" svg:x="8.89cm" svg:y="2.54cm">
          <text:p text:style-name="P17"><text:span text:style-name="T7">(</text:span><text:span text:style-name="T6">1</text:span><text:span text:style-name="T7">,</text:span><text:span text:style-name="T6">5</text:span><text:span text:style-name="T7">,</text:span><text:span text:style-name="T8">9</text:span><text:span text:style-name="T7">,</text:span><text:span text:style-name="T8">13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5.08cm" svg:height="1.27cm" svg:x="8.89cm" svg:y="3.81cm">
          <text:p text:style-name="P17"><text:span text:style-name="T7">(</text:span><text:span text:style-name="T6">2</text:span><text:span text:style-name="T7">,</text:span><text:span text:style-name="T6">6</text:span><text:span text:style-name="T7">,</text:span><text:span text:style-name="T8">10</text:span><text:span text:style-name="T7">,</text:span><text:span text:style-name="T8">1</text:span><text:span text:style-name="T8">4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47" draw:text-style-name="P20" draw:layer="layout" svg:width="5.08cm" svg:height="1.27cm" svg:x="8.89cm" svg:y="5.08cm">
          <text:p text:style-name="P17"><text:span text:style-name="T7">(</text:span><text:span text:style-name="T6">3</text:span><text:span text:style-name="T7">,</text:span><text:span text:style-name="T6">7</text:span><text:span text:style-name="T7">,</text:span><text:span text:style-name="T8">11</text:span><text:span text:style-name="T7">,</text:span><text:span text:style-name="T8">1</text:span><text:span text:style-name="T8">5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1.27cm" svg:height="1.27cm" svg:x="15.24cm" svg:y="1.27cm">
          <text:p text:style-name="P21"><text:span text:style-name="T9">0</text:span><text:span text:style-name="T10">,</text:span><text:span text:style-name="T9">1</text:span></text:p>
          <text:p text:style-name="P21"><text:span text:style-name="T9">2</text:span><text:span text:style-name="T10">,</text:span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1.27cm" svg:height="1.27cm" svg:x="15.24cm" svg:y="2.54cm">
          <text:p text:style-name="P23"><text:span text:style-name="T7">(4</text:span><text:span text:style-name="T7">,5,</text:span><text:span text:style-name="T7">6,</text:span><text:span text:style-name="T7">7)</text:span></text:p>
          <draw:enhanced-geometry svg:viewBox="0 0 21600 21600" draw:type="rectangle" draw:enhanced-path="M 0 0 L 21600 0 21600 21600 0 21600 0 0 Z N"/>
        </draw:custom-shape>
        <draw:custom-shape draw:style-name="gr50" draw:text-style-name="P25" draw:layer="layout" svg:width="1.27cm" svg:height="1.27cm" svg:x="15.24cm" svg:y="3.81cm">
          <text:p text:style-name="P23"><text:span text:style-name="T7">(8</text:span><text:span text:style-name="T7">,9,</text:span><text:span text:style-name="T7">10</text:span><text:span text:style-name="T7">,1</text:span><text:span text:style-name="T7">1)</text:span></text:p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1.27cm" svg:height="1.27cm" svg:x="15.24cm" svg:y="5.08cm">
          <text:p text:style-name="P23"><text:span text:style-name="T7">(1</text:span><text:span text:style-name="T7">2,</text:span><text:span text:style-name="T7">13</text:span><text:span text:style-name="T7">,1</text:span><text:span text:style-name="T7">4,</text:span><text:span text:style-name="T7">15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1.27cm" svg:height="1.27cm" svg:x="16.51cm" svg:y="1.27cm">
          <text:p text:style-name="P21"><text:span text:style-name="T9">4</text:span><text:span text:style-name="T11">,</text:span><text:span text:style-name="T9">5</text:span></text:p>
          <text:p text:style-name="P21"><text:span text:style-name="T9">6</text:span><text:span text:style-name="T11">,</text:span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1.27cm" svg:height="1.27cm" svg:x="17.78cm" svg:y="1.27cm">
          <text:p text:style-name="P21"><text:span text:style-name="T12">8</text:span><text:span text:style-name="T11">,</text:span><text:span text:style-name="T12">9</text:span></text:p>
          <text:p text:style-name="P21"><text:span text:style-name="T12">10</text:span><text:span text:style-name="T11">,</text:span><text:span text:style-name="T12">11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1.27cm" svg:height="1.27cm" svg:x="19.05cm" svg:y="1.27cm">
          <text:p text:style-name="P21"><text:span text:style-name="T12">12</text:span><text:span text:style-name="T11">,</text:span><text:span text:style-name="T12">13</text:span></text:p>
          <text:p text:style-name="P21"><text:span text:style-name="T12">14</text:span><text:span text:style-name="T11">,</text:span><text:span text:style-name="T12">15</text:span></text:p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1.27cm" svg:height="1.27cm" svg:x="16.51cm" svg:y="2.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1.27cm" svg:height="1.27cm" svg:x="17.78cm" svg:y="2.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1.27cm" svg:height="1.27cm" svg:x="19.05cm" svg:y="2.5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5" draw:layer="layout" svg:width="1.27cm" svg:height="1.27cm" svg:x="16.51cm" svg:y="3.8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5" draw:layer="layout" svg:width="1.27cm" svg:height="1.27cm" svg:x="17.78cm" svg:y="3.8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5" draw:layer="layout" svg:width="1.27cm" svg:height="1.27cm" svg:x="19.05cm" svg:y="3.8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1.27cm" svg:height="1.27cm" svg:x="16.51cm" svg:y="5.0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1.27cm" svg:height="1.27cm" svg:x="17.78cm" svg:y="5.0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1.27cm" svg:height="1.27cm" svg:x="19.05cm" svg:y="5.08cm">
          <text:p/>
          <draw:enhanced-geometry svg:viewBox="0 0 21600 21600" draw:type="rectangle" draw:enhanced-path="M 0 0 L 21600 0 21600 21600 0 21600 0 0 Z N"/>
        </draw:custom-shape>
        <draw:line draw:style-name="gr52" draw:text-style-name="P27" draw:layer="layout" svg:x1="15.875cm" svg:y1="2.794cm" svg:x2="15.875cm" svg:y2="5.969cm">
          <text:p/>
        </draw:line>
        <draw:line draw:style-name="gr52" draw:text-style-name="P27" draw:layer="layout" svg:x1="17.145cm" svg:y1="2.794cm" svg:x2="17.145cm" svg:y2="5.969cm">
          <text:p/>
        </draw:line>
        <draw:line draw:style-name="gr52" draw:text-style-name="P27" draw:layer="layout" svg:x1="18.415cm" svg:y1="2.794cm" svg:x2="18.415cm" svg:y2="5.969cm">
          <text:p/>
        </draw:line>
        <draw:line draw:style-name="gr52" draw:text-style-name="P27" draw:layer="layout" svg:x1="19.685cm" svg:y1="2.794cm" svg:x2="19.685cm" svg:y2="5.969cm">
          <text:p/>
        </draw:line>
        <draw:custom-shape draw:style-name="gr44" draw:text-style-name="P29" draw:layer="layout" svg:width="1.27cm" svg:height="1.27cm" svg:x="5.08cm" svg:y="1.27cm">
          <text:p text:style-name="P28"><text:span text:style-name="T8">8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27cm" svg:height="1.27cm" svg:x="5.08cm" svg:y="2.54cm">
          <text:p text:style-name="P28"><text:span text:style-name="T8">9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27cm" svg:height="1.27cm" svg:x="5.08cm" svg:y="3.81cm">
          <text:p text:style-name="P28"><text:span text:style-name="T8">10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27cm" svg:height="1.27cm" svg:x="5.08cm" svg:y="5.08cm">
          <text:p text:style-name="P28"><text:span text:style-name="T8">11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27cm" svg:height="1.27cm" svg:x="6.35cm" svg:y="1.27cm">
          <text:p text:style-name="P28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27cm" svg:height="1.27cm" svg:x="6.35cm" svg:y="2.54cm">
          <text:p text:style-name="P28"><text:span text:style-name="T8">13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27cm" svg:height="1.27cm" svg:x="6.35cm" svg:y="3.81cm">
          <text:p text:style-name="P28"><text:span text:style-name="T8">14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27cm" svg:height="1.27cm" svg:x="6.35cm" svg:y="5.08cm">
          <text:p text:style-name="P28"><text:span text:style-name="T8">15</text:span></text:p>
          <draw:enhanced-geometry svg:viewBox="0 0 21600 21600" draw:type="rectangle" draw:enhanced-path="M 0 0 L 21600 0 21600 21600 0 21600 0 0 Z N"/>
        </draw:custom-shape>
        <draw:line draw:style-name="gr52" draw:text-style-name="P27" draw:layer="layout" svg:x1="12.314cm" svg:y1="4.447cm" svg:x2="13.757cm" svg:y2="4.447cm">
          <text:p/>
        </draw:line>
        <draw:line draw:style-name="gr53" draw:text-style-name="P27" draw:layer="layout" svg:x1="12.309cm" svg:y1="3.21cm" svg:x2="13.752cm" svg:y2="3.21cm">
          <text:p text:style-name="P30"/>
        </draw:line>
        <draw:line draw:style-name="gr53" draw:text-style-name="P27" draw:layer="layout" svg:x1="12.31cm" svg:y1="1.975cm" svg:x2="13.753cm" svg:y2="1.975cm">
          <text:p/>
        </draw:line>
        <draw:line draw:style-name="gr52" draw:text-style-name="P27" draw:layer="layout" svg:x1="12.31cm" svg:y1="5.785cm" svg:x2="13.753cm" svg:y2="5.785cm">
          <text:p/>
        </draw:line>
        <draw:custom-shape draw:style-name="gr45" draw:text-style-name="P18" draw:layer="layout" svg:width="5.08cm" svg:height="1.27cm" svg:x="8.89cm" svg:y="8.89cm">
          <text:p text:style-name="P17"><text:span text:style-name="T7">(</text:span><text:span text:style-name="T6">0</text:span><text:span text:style-name="T7">,</text:span><text:span text:style-name="T6">1</text:span><text:span text:style-name="T7">,</text:span><text:span text:style-name="T6">2</text:span><text:span text:style-name="T7">,</text:span><text:span text:style-name="T6">3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5.08cm" svg:height="1.27cm" svg:x="8.89cm" svg:y="10.16cm">
          <text:p text:style-name="P17"><text:span text:style-name="T7">(</text:span><text:span text:style-name="T6">4</text:span><text:span text:style-name="T7">,</text:span><text:span text:style-name="T6">5</text:span><text:span text:style-name="T7">,</text:span><text:span text:style-name="T6">6</text:span><text:span text:style-name="T7">,</text:span><text:span text:style-name="T6">7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5.08cm" svg:height="1.27cm" svg:x="8.89cm" svg:y="11.43cm">
          <text:p text:style-name="P17"><text:span text:style-name="T7">(</text:span><text:span text:style-name="T8">8</text:span><text:span text:style-name="T7">,</text:span><text:span text:style-name="T8">9</text:span><text:span text:style-name="T7">,</text:span><text:span text:style-name="T8">10</text:span><text:span text:style-name="T7">,</text:span><text:span text:style-name="T8">1</text:span><text:span text:style-name="T8">1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5.08cm" svg:height="1.27cm" svg:x="8.89cm" svg:y="12.7cm">
          <text:p text:style-name="P17"><text:span text:style-name="T7">(</text:span><text:span text:style-name="T8">12</text:span><text:span text:style-name="T7">,</text:span><text:span text:style-name="T8">13</text:span><text:span text:style-name="T7">,</text:span><text:span text:style-name="T8">14</text:span><text:span text:style-name="T7">,</text:span><text:span text:style-name="T8">15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1.27cm" svg:height="1.27cm" svg:x="15.24cm" svg:y="8.89cm">
          <text:p text:style-name="P21"><text:span text:style-name="T9">0</text:span><text:span text:style-name="T10">,</text:span><text:span text:style-name="T9">4</text:span></text:p>
          <text:p text:style-name="P21"><text:span text:style-name="T12">8</text:span><text:span text:style-name="T10">,</text:span><text:span text:style-name="T12">1</text:span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1.27cm" svg:height="1.27cm" svg:x="15.24cm" svg:y="10.1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5" draw:layer="layout" svg:width="1.27cm" svg:height="1.27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1.27cm" svg:height="1.27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1.27cm" svg:height="1.27cm" svg:x="16.51cm" svg:y="8.89cm">
          <text:p text:style-name="P21"><text:span text:style-name="T9">1</text:span><text:span text:style-name="T11">,</text:span><text:span text:style-name="T9">5</text:span></text:p>
          <text:p text:style-name="P21"><text:span text:style-name="T12">9</text:span><text:span text:style-name="T11">,</text:span><text:span text:style-name="T12">1</text:span><text:span text:style-name="T12">3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1.27cm" svg:height="1.27cm" svg:x="17.78cm" svg:y="8.89cm">
          <text:p text:style-name="P21"><text:span text:style-name="T9">2</text:span><text:span text:style-name="T11">,</text:span><text:span text:style-name="T9">6</text:span></text:p>
          <text:p text:style-name="P21"><text:span text:style-name="T12">10</text:span><text:span text:style-name="T11">,</text:span><text:span text:style-name="T12">14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1.27cm" svg:height="1.27cm" svg:x="19.05cm" svg:y="8.89cm">
          <text:p text:style-name="P21"><text:span text:style-name="T9">3</text:span><text:span text:style-name="T11">,</text:span><text:span text:style-name="T9">7</text:span></text:p>
          <text:p text:style-name="P21"><text:span text:style-name="T12">11</text:span><text:span text:style-name="T11">,</text:span><text:span text:style-name="T12">15</text:span></text:p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1.27cm" svg:height="1.27cm" svg:x="16.51cm" svg:y="10.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1.27cm" svg:height="1.27cm" svg:x="17.78cm" svg:y="10.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1.27cm" svg:height="1.27cm" svg:x="19.05cm" svg:y="10.1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5" draw:layer="layout" svg:width="1.27cm" svg:height="1.27cm" svg:x="16.51cm" svg:y="11.4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5" draw:layer="layout" svg:width="1.27cm" svg:height="1.27cm" svg:x="17.78cm" svg:y="11.4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5" draw:layer="layout" svg:width="1.27cm" svg:height="1.27cm" svg:x="19.05cm" svg:y="11.4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1.27cm" svg:height="1.27cm" svg:x="16.51cm" svg:y="12.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1.27cm" svg:height="1.27cm" svg:x="17.78cm" svg:y="12.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1.27cm" svg:height="1.27cm" svg:x="19.05cm" svg:y="12.7cm">
          <text:p/>
          <draw:enhanced-geometry svg:viewBox="0 0 21600 21600" draw:type="rectangle" draw:enhanced-path="M 0 0 L 21600 0 21600 21600 0 21600 0 0 Z N"/>
        </draw:custom-shape>
        <draw:line draw:style-name="gr52" draw:text-style-name="P27" draw:layer="layout" svg:x1="15.875cm" svg:y1="10.414cm" svg:x2="15.875cm" svg:y2="13.589cm">
          <text:p/>
        </draw:line>
        <draw:line draw:style-name="gr52" draw:text-style-name="P27" draw:layer="layout" svg:x1="17.145cm" svg:y1="10.414cm" svg:x2="17.145cm" svg:y2="13.589cm">
          <text:p/>
        </draw:line>
        <draw:line draw:style-name="gr52" draw:text-style-name="P27" draw:layer="layout" svg:x1="18.415cm" svg:y1="10.414cm" svg:x2="18.415cm" svg:y2="13.589cm">
          <text:p/>
        </draw:line>
        <draw:line draw:style-name="gr52" draw:text-style-name="P27" draw:layer="layout" svg:x1="19.685cm" svg:y1="10.414cm" svg:x2="19.685cm" svg:y2="13.589cm">
          <text:p/>
        </draw:line>
        <draw:line draw:style-name="gr52" draw:text-style-name="P27" draw:layer="layout" svg:x1="12.314cm" svg:y1="12.067cm" svg:x2="13.757cm" svg:y2="12.067cm">
          <text:p/>
        </draw:line>
        <draw:line draw:style-name="gr53" draw:text-style-name="P27" draw:layer="layout" svg:x1="12.309cm" svg:y1="10.83cm" svg:x2="13.752cm" svg:y2="10.83cm">
          <text:p/>
        </draw:line>
        <draw:line draw:style-name="gr53" draw:text-style-name="P27" draw:layer="layout" svg:x1="12.31cm" svg:y1="9.595cm" svg:x2="13.753cm" svg:y2="9.595cm">
          <text:p/>
        </draw:line>
        <draw:line draw:style-name="gr52" draw:text-style-name="P27" draw:layer="layout" svg:x1="13.081cm" svg:y1="13.405cm" svg:x2="13.753cm" svg:y2="13.405cm">
          <text:p/>
        </draw:line>
        <draw:custom-shape draw:style-name="gr44" draw:text-style-name="P16" draw:layer="layout" svg:width="1.27cm" svg:height="1.27cm" svg:x="2.54cm" svg:y="8.89cm">
          <text:p text:style-name="P15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.27cm" svg:height="1.27cm" svg:x="3.81cm" svg:y="8.89cm">
          <text:p text:style-name="P15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.27cm" svg:height="1.27cm" svg:x="2.54cm" svg:y="10.16cm">
          <text:p text:style-name="P15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27cm" svg:height="1.27cm" svg:x="2.54cm" svg:y="11.43cm">
          <text:p text:style-name="P28"><text:span text:style-name="T8">8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27cm" svg:height="1.27cm" svg:x="2.54cm" svg:y="12.7cm">
          <text:p text:style-name="P28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.27cm" svg:height="1.27cm" svg:x="3.81cm" svg:y="10.16cm">
          <text:p text:style-name="P15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27cm" svg:height="1.27cm" svg:x="3.81cm" svg:y="11.43cm">
          <text:p text:style-name="P28"><text:span text:style-name="T8">9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27cm" svg:height="1.27cm" svg:x="3.81cm" svg:y="12.7cm">
          <text:p text:style-name="P28"><text:span text:style-name="T8">13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.27cm" svg:height="1.27cm" svg:x="5.08cm" svg:y="8.89cm">
          <text:p text:style-name="P15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.27cm" svg:height="1.27cm" svg:x="5.08cm" svg:y="10.16cm">
          <text:p text:style-name="P15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27cm" svg:height="1.27cm" svg:x="5.08cm" svg:y="11.43cm">
          <text:p text:style-name="P28"><text:span text:style-name="T8">10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27cm" svg:height="1.27cm" svg:x="5.08cm" svg:y="12.7cm">
          <text:p text:style-name="P28"><text:span text:style-name="T8">14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.27cm" svg:height="1.27cm" svg:x="6.35cm" svg:y="8.89cm">
          <text:p text:style-name="P15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.27cm" svg:height="1.27cm" svg:x="6.35cm" svg:y="10.16cm">
          <text:p text:style-name="P15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27cm" svg:height="1.27cm" svg:x="6.35cm" svg:y="11.43cm">
          <text:p text:style-name="P28"><text:span text:style-name="T8">11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27cm" svg:height="1.27cm" svg:x="6.35cm" svg:y="12.7cm">
          <text:p text:style-name="P28"><text:span text:style-name="T8">15</text:span></text:p>
          <draw:enhanced-geometry svg:viewBox="0 0 21600 21600" draw:type="rectangle" draw:enhanced-path="M 0 0 L 21600 0 21600 21600 0 21600 0 0 Z N"/>
        </draw:custom-shape>
        <draw:frame draw:style-name="gr54" draw:text-style-name="P31" draw:layer="layout" svg:width="3.711cm" svg:height="0.962cm" svg:x="3.147cm" svg:y="7.928cm">
          <draw:text-box>
            <text:p><text:span text:style-name="T6">X </text:span><text:span text:style-name="T6">→ </text:span><text:span text:style-name="T6">di</text:span><text:span text:style-name="T6">m</text:span><text:span text:style-name="T6">(1</text:span><text:span text:style-name="T6">)</text:span></text:p>
          </draw:text-box>
        </draw:frame>
        <draw:frame draw:style-name="gr54" draw:text-style-name="P31" draw:layer="layout" svg:width="3.711cm" svg:height="0.962cm" draw:transform="rotate (1.5707963267949) translate (1.397cm 5.743cm)">
          <draw:text-box>
            <text:p><text:span text:style-name="T6">X → dim(0)</text:span></text:p>
          </draw:text-box>
        </draw:frame>
        <draw:frame draw:style-name="gr54" draw:text-style-name="P31" draw:layer="layout" svg:width="3.698cm" svg:height="0.962cm" svg:x="3.175cm" svg:y="0.181cm">
          <draw:text-box>
            <text:p><text:span text:style-name="T6">Y </text:span><text:span text:style-name="T6">→ </text:span><text:span text:style-name="T6">di</text:span><text:span text:style-name="T6">m(</text:span><text:span text:style-name="T6">1)</text:span></text:p>
          </draw:text-box>
        </draw:frame>
        <draw:frame draw:style-name="gr54" draw:text-style-name="P31" draw:layer="layout" svg:width="3.698cm" svg:height="0.962cm" draw:transform="rotate (1.5707963267949) translate (1.397cm 13.223cm)">
          <draw:text-box>
            <text:p><text:span text:style-name="T6">Y → </text:span><text:span text:style-name="T6">dim(0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5-01-30T18:07:27.215477071</dc:date>
    <meta:editing-duration>PT2H49M8S</meta:editing-duration>
    <meta:editing-cycles>23</meta:editing-cycles>
    <meta:generator>LibreOffice/7.3.7.2$Linux_X86_64 LibreOffice_project/30$Build-2</meta:generator>
    <meta:document-statistic meta:object-count="146"/>
  </office:meta>
</office:document-meta>
</file>